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Calibri Light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a9d18e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c00000" draw:stroke-linejoin="miter" svg:stroke-linecap="butt" draw:fill="solid" draw:fill-color="#f8ee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c00000" draw:stroke-linejoin="miter" svg:stroke-linecap="butt" draw:fill="solid" draw:fill-color="#f8eee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ed7d31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18cm" svg:stroke-color="#ed7d31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ed7d31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a9d18e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168cm" style:use-optimal-column-width="false"/>
    </style:style>
    <style:style style:name="co2" style:family="table-column">
      <style:table-column-properties style:column-width="28.569cm" style:use-optimal-column-width="false"/>
    </style:style>
    <style:style style:name="ro1" style:family="table-row">
      <style:table-row-properties style:row-height="3.86cm" style:use-optimal-row-height="false"/>
    </style:style>
    <style:style style:name="ro2" style:family="table-row">
      <style:table-row-properties style:row-height="3.861cm" style:use-optimal-row-height="false"/>
    </style:style>
    <style:style style:name="ce1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border="0.48pt solid #a5a5a5"/>
    </style:style>
    <style:style style:name="ce2" style:family="table-cell">
      <loext:graphic-properties draw:fill="solid" draw:fill-color="#e0e0e0" draw:textarea-vertical-align="top" fo:padding-top="0.127cm" fo:padding-bottom="0.127cm" fo:padding-left="0.254cm" fo:padding-right="0.254cm"/>
      <style:paragraph-properties fo:border="0.48pt solid #a5a5a5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e2f0d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8eeee"/>
      <style:paragraph-properties fo:text-align="center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C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C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10pt" fo:letter-spacing="normal" fo:language="en" fo:country="CA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C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CA" fo:font-style="normal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IITB – FPS team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5" draw:style-name="gr1" draw:text-style-name="P2" draw:layer="layout" svg:width="23.786cm" svg:height="1.013cm" svg:x="2.284cm" svg:y="1.234cm">
          <text:p text:style-name="P1"><text:span text:style-name="T2">Micro-Acquisition process 1: pre-contracting process (this process assumes client is in IIT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1.813cm" svg:height="2.37cm" svg:x="5.419cm" svg:y="7.306cm">
          <text:p text:style-name="P3"><text:span text:style-name="T3">Set up a meeting with the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9" draw:style-name="gr3" draw:text-style-name="P4" draw:layer="layout" svg:width="2.733cm" svg:height="2.277cm" svg:x="7.974cm" svg:y="9.331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10" draw:style-name="gr2" draw:text-style-name="P4" draw:layer="layout" svg:width="2.95cm" svg:height="2.999cm" svg:x="7.865cm" svg:y="5.206cm">
          <text:p text:style-name="P3"><text:span text:style-name="T3">Meeting to understand need/start documenting opportunity</text:span></text:p>
          <text:p text:style-name="P3"><text:span text:style-name="T3">(use </text:span><text:span text:style-name="T4"><text:a xlink:href="https://014gc.sharepoint.com/:w:/s/GCDevEx/EZ_aJkS_Mh5MiEn3MrNzZkgBT1Ag7GbJhQGu7jLv9wJOgA?e=PDlhZr" xlink:type="simple">opportunity template</text:a>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5" draw:layer="layout" svg:width="0.014cm" svg:height="2.399cm" svg:x="6.326cm" svg:y="4.9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8" draw:style-name="gr4" draw:text-style-name="P5" draw:layer="layout" svg:width="0.001cm" svg:height="1.125cm" svg:x="9.341cm" svg:y="8.2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3" draw:style-name="gr5" draw:text-style-name="P4" draw:layer="layout" svg:width="2.291cm" svg:height="2.781cm" svg:x="11.678cm" svg:y="3.365cm">
          <text:p text:style-name="P3"><text:span text:style-name="T3">Finalize the opportunity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52" draw:style-name="gr4" draw:text-style-name="P5" draw:layer="layout" svg:width="1.01cm" svg:height="2.9cm" svg:x="10.707cm" svg:y="7.569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4" draw:style-name="gr4" draw:text-style-name="P5" draw:layer="layout" svg:width="0.631cm" svg:height="1.784cm" svg:x="7.233cm" svg:y="6.70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7" draw:style-name="gr4" draw:text-style-name="P5" draw:layer="layout" svg:width="1.668cm" svg:height="4.598cm" svg:x="13.971cm" svg:y="4.75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69" draw:style-name="gr4" draw:text-style-name="P5" draw:layer="layout" svg:width="1.311cm" svg:height="3.483cm" draw:transform="rotate (-1.5707963267949) translate (12.822cm 10.295cm)">
          <text:p/>
          <draw:enhanced-geometry draw:mirror-horizontal="true" draw:mirror-vertical="true" draw:text-areas="0 0 ?f2 ?f3" svg:viewBox="0 0 0 0" draw:type="ooxml-bentConnector3" draw:modifiers="-484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70" draw:style-name="gr1" draw:text-style-name="P2" draw:layer="layout" svg:width="0.918cm" svg:height="0.674cm" svg:x="10.451cm" svg:y="11.385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" draw:text-style-name="P2" draw:layer="layout" svg:width="0.956cm" svg:height="0.674cm" svg:x="10.305cm" svg:y="9.545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3" draw:style-name="gr3" draw:text-style-name="P4" draw:layer="layout" svg:width="2.733cm" svg:height="2.277cm" svg:x="14.272cm" svg:y="9.355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74" draw:style-name="gr6" draw:text-style-name="P6" draw:layer="layout" svg:width="2.009cm" svg:height="1.52cm" svg:x="14.683cm" svg:y="9.725cm">
          <text:p text:style-name="P3"><text:span text:style-name="T3">Approved (yes or no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6" draw:text-style-name="P6" draw:layer="layout" svg:width="2.009cm" svg:height="1.52cm" svg:x="8.354cm" svg:y="9.664cm">
          <text:p text:style-name="P3"><text:span text:style-name="T3">Go </text:span><text:span text:style-name="T3"><text:line-break/></text:span><text:span text:style-name="T3">(yes or no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" draw:text-style-name="P4" draw:layer="layout" svg:width="2.291cm" svg:height="2.781cm" svg:x="16.486cm" svg:y="3.323cm">
          <text:p text:style-name="P3"><text:span text:style-name="T3">Complete the PIF (use the MA PIF templa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2" draw:style-name="gr4" draw:text-style-name="P5" draw:layer="layout" svg:width="4.364cm" svg:height="0.628cm" draw:transform="rotate (-1.5707963267949) translate (17.635cm 6.105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83" draw:style-name="gr2" draw:text-style-name="P4" draw:layer="layout" svg:width="2.291cm" svg:height="2.781cm" svg:x="19.274cm" svg:y="3.323cm">
          <text:p text:style-name="P3"><text:span text:style-name="T3">Get section 32 sign off on the P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4" draw:text-style-name="P5" draw:layer="layout" svg:width="0.495cm" svg:height="0.001cm" svg:x="18.778cm" svg:y="4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86" draw:style-name="gr2" draw:text-style-name="P4" draw:layer="layout" svg:width="2.291cm" svg:height="2.781cm" svg:x="22.11cm" svg:y="3.323cm">
          <text:p text:style-name="P3"><text:span text:style-name="T3">Send the signed PIF and the opportunity statement to F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" draw:text-style-name="P4" draw:layer="layout" svg:width="2.291cm" svg:height="2.781cm" svg:x="22.11cm" svg:y="14.971cm">
          <text:p text:style-name="P3"><text:span text:style-name="T3">Reserve the funds (in S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4" draw:text-style-name="P5" draw:layer="layout" svg:width="0.543cm" svg:height="0.001cm" svg:x="21.566cm" svg:y="4.7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4" draw:text-style-name="P5" draw:layer="layout" svg:width="0.001cm" svg:height="8.865cm" svg:x="23.256cm" svg:y="6.1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Terminator 92" draw:style-name="gr7" draw:text-style-name="P7" draw:layer="layout" svg:width="3.047cm" svg:height="1.594cm" svg:x="4.817cm" svg:y="3.31cm">
          <text:p text:style-name="P3"><text:span text:style-name="T5">Send email to MA team expressing interes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97" draw:style-name="gr8" draw:text-style-name="P8" draw:layer="layout" svg:width="3.047cm" svg:height="3.523cm" svg:x="30.721cm" svg:y="6.705cm">
          <text:p text:style-name="P3"><text:span text:style-name="T5">Post the opportunity on the website (refer to the </text:span><text:span text:style-name="T4"><text:a xlink:href="https://014gc.sharepoint.com/:w:/r/sites/GCDevEx/Shared%20Documents/User%20documentation/Admin/Admin%20team%20documentation.docx?d=wcc5065d02a7b447ba7cb039a78914230&amp;csf=1&amp;web=1&amp;e=gvbvsh" xlink:type="simple">publishing checklist</text:a></text:span><text:span text:style-name="T5"><text:s/>and </text:span><text:span text:style-name="T4"><text:a xlink:href="https://014gc.sharepoint.com/:w:/r/sites/GCDevEx/Shared%20Documents/Change%20Management/Comms%20plan.docx?d=w5a934f345f384a4d8932496a9bb27513&amp;csf=1&amp;web=1&amp;e=TZJDxt" xlink:type="simple">comms plan</text:a></text:span><text:span text:style-name="T5">)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98" draw:style-name="gr2" draw:text-style-name="P4" draw:layer="layout" svg:width="2.291cm" svg:height="2.781cm" svg:x="24.856cm" svg:y="3.323cm">
          <text:p text:style-name="P3"><text:span text:style-name="T3">Translate the opportunity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" draw:text-style-name="P4" draw:layer="layout" svg:width="2.291cm" svg:height="2.781cm" svg:x="27.732cm" svg:y="3.31cm">
          <text:p text:style-name="P3"><text:span text:style-name="T3">Create repo where work will be delivered (if requir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3" draw:style-name="gr4" draw:text-style-name="P5" draw:layer="layout" svg:width="0.452cm" svg:height="11.647cm" svg:x="24.402cm" svg:y="4.71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05" draw:style-name="gr4" draw:text-style-name="P5" draw:layer="layout" svg:width="0.583cm" svg:height="0.012cm" svg:x="27.148cm" svg:y="4.7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07" draw:style-name="gr2" draw:text-style-name="P4" draw:layer="layout" svg:width="2.291cm" svg:height="2.781cm" svg:x="27.732cm" svg:y="7.106cm">
          <text:p text:style-name="P3"><text:span text:style-name="T3">Create the web page for the opport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0" draw:style-name="gr4" draw:text-style-name="P5" draw:layer="layout" svg:width="0.001cm" svg:height="1.012cm" svg:x="28.878cm" svg:y="6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2" draw:style-name="gr4" draw:text-style-name="P5" draw:layer="layout" svg:width="0.696cm" svg:height="0.028cm" svg:x="30.024cm" svg:y="8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9" draw:style-name="gr1" draw:text-style-name="P2" draw:layer="layout" svg:width="0.918cm" svg:height="0.674cm" svg:x="14.26cm" svg:y="11.385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" draw:text-style-name="P2" draw:layer="layout" svg:width="0.956cm" svg:height="0.674cm" svg:x="16.882cm" svg:y="9.81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1" draw:style-name="gr4" draw:text-style-name="P5" draw:layer="layout" svg:width="6.877cm" svg:height="1.668cm" draw:transform="rotate (1.5707963267949) translate (13.971cm 11.633cm)">
          <text:p/>
          <draw:enhanced-geometry draw:mirror-horizontal="true" draw:mirror-vertical="false" draw:text-areas="0 0 ?f4 ?f5" svg:viewBox="0 0 0 0" draw:type="ooxml-bentConnector4" draw:modifiers="-9233 9095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44" draw:style-name="gr4" draw:text-style-name="P5" draw:layer="layout" svg:width="3.449cm" svg:height="0.483cm" draw:transform="rotate (-1.5707963267949) translate (11.676cm 4.754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Flowchart: Terminator 62" draw:style-name="gr8" draw:text-style-name="P8" draw:layer="layout" svg:width="3.047cm" svg:height="1.594cm" svg:x="11.3cm" svg:y="8.702cm">
          <text:p text:style-name="P3"><text:span text:style-name="T5">Add details to the </text:span><text:span text:style-name="T4"><text:a xlink:href="https://014gc.sharepoint.com/:x:/r/sites/GCDevEx/Shared%20Documents/Opportunities/Opportunity%20tracker.xlsx?d=w074fd7b3d8604046b21cdb4feed84024&amp;csf=1&amp;web=1&amp;e=Pymrrk" xlink:type="simple">tracker</text:a>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7" draw:style-name="gr2" draw:text-style-name="P4" draw:layer="layout" svg:width="2.291cm" svg:height="1.661cm" svg:x="11.719cm" svg:y="6.738cm">
          <text:p text:style-name="P3"><text:span text:style-name="T3">Document opportunity in the </text:span><text:span text:style-name="T4"><text:a xlink:href="https://014gc.sharepoint.com/:x:/r/sites/GCDevEx/Shared%20Documents/Opportunities/Opportunity%20tracker.xlsx?d=w074fd7b3d8604046b21cdb4feed84024&amp;csf=1&amp;web=1&amp;e=Pymrrk" xlink:type="simple">track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5" draw:style-name="gr1" draw:text-style-name="P2" draw:layer="layout" svg:width="19.769cm" svg:height="1.013cm" svg:x="2.366cm" svg:y="1.234cm">
          <text:p text:style-name="P1"><text:span text:style-name="T2">Micro-Acquisition process 2A: <text:s/>solicitation process (question from suppl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2.258cm" svg:height="2.37cm" svg:x="18.955cm" svg:y="7.272cm">
          <text:p text:style-name="P3"><text:span text:style-name="T3">Post Q&amp;A on the opportunity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9" draw:style-name="gr3" draw:text-style-name="P4" draw:layer="layout" svg:width="3.188cm" svg:height="2.516cm" svg:x="4.957cm" svg:y="7.125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Flowchart: Terminator 62" draw:style-name="gr10" draw:text-style-name="P8" draw:layer="layout" svg:width="3.537cm" svg:height="2.228cm" svg:x="14.191cm" svg:y="7.342cm">
          <text:p text:style-name="P3"><text:span text:style-name="T5">Update the Q&amp;A section of the website if this is a common ques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TextBox 70" draw:style-name="gr6" draw:text-style-name="P2" draw:layer="layout" svg:width="2.345cm" svg:height="1.52cm" svg:x="8.024cm" svg:y="8.381cm">
          <text:p text:style-name="P1"><text:span text:style-name="T5">Question about MA in gen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6" draw:text-style-name="P2" draw:layer="layout" svg:width="4.039cm" svg:height="1.097cm" svg:x="6.479cm" svg:y="5.87cm">
          <text:p text:style-name="P1"><text:span text:style-name="T5">Question about an open opport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6" draw:text-style-name="P6" draw:layer="layout" svg:width="3.683cm" svg:height="0.674cm" svg:x="4.709cm" svg:y="7.979cm">
          <text:p text:style-name="P3"><text:span text:style-name="T3">Inbox tri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92" draw:style-name="gr7" draw:text-style-name="P7" draw:layer="layout" svg:width="3.047cm" svg:height="2.195cm" svg:x="5.056cm" svg:y="14.921cm">
          <text:p text:style-name="P3"><text:span text:style-name="T5">Supplier sends email asking a quest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9" draw:style-name="gr2" draw:text-style-name="P4" draw:layer="layout" svg:width="2.258cm" svg:height="2.37cm" svg:x="5.45cm" svg:y="3.253cm">
          <text:p text:style-name="P3"><text:span text:style-name="T3">Write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4" draw:layer="layout" svg:width="2.258cm" svg:height="2.37cm" svg:x="8.974cm" svg:y="3.284cm">
          <text:p text:style-name="P3"><text:span text:style-name="T3">Translate question and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" draw:text-style-name="P5" draw:layer="layout" svg:width="0.027cm" svg:height="1.5cm" svg:x="6.551cm" svg:y="5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2" draw:style-name="gr4" draw:text-style-name="P5" draw:layer="layout" svg:width="1.263cm" svg:height="0.03cm" svg:x="7.71cm" svg:y="4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25" draw:style-name="gr4" draw:text-style-name="P5" draw:layer="layout" svg:width="8.851cm" svg:height="2.801cm" svg:x="11.233cm" svg:y="4.46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27" draw:style-name="gr4" draw:text-style-name="P5" draw:layer="layout" svg:width="0.027cm" svg:height="5.278cm" svg:x="6.549cm" svg:y="9.6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Flowchart: Terminator 66" draw:style-name="gr10" draw:text-style-name="P8" draw:layer="layout" svg:width="4.249cm" svg:height="2.546cm" svg:x="28.227cm" svg:y="7.189cm">
          <text:p text:style-name="P3"><text:span text:style-name="T5">Send a tweet and a notification message to mailing list (and anyone who has applied already)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traight Arrow Connector 36" draw:style-name="gr4" draw:text-style-name="P5" draw:layer="layout" svg:width="2.183cm" svg:height="0.007cm" svg:x="26.042cm" svg:y="8.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0" draw:style-name="gr2" draw:text-style-name="P4" draw:layer="layout" svg:width="2.258cm" svg:height="2.37cm" svg:x="23.783cm" svg:y="7.285cm">
          <text:p text:style-name="P3"><text:span text:style-name="T3">Respond to supplier to advise the answer has been po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4" draw:text-style-name="P5" draw:layer="layout" svg:width="2.567cm" svg:height="0.013cm" svg:x="21.21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3" draw:style-name="gr2" draw:text-style-name="P4" draw:layer="layout" svg:width="2.258cm" svg:height="2.37cm" svg:x="10.162cm" svg:y="7.234cm">
          <text:p text:style-name="P3"><text:span text:style-name="T3">Respond to the supp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" draw:text-style-name="P5" draw:layer="layout" svg:width="2.089cm" svg:height="0.035cm" svg:x="8.072cm" svg:y="8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4" draw:text-style-name="P5" draw:layer="layout" svg:width="1.768cm" svg:height="0.037cm" svg:x="12.422cm" svg:y="8.4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5" draw:style-name="gr1" draw:text-style-name="P2" draw:layer="layout" svg:width="13.254cm" svg:height="1.013cm" svg:x="2.326cm" svg:y="1.234cm">
          <text:p text:style-name="P1"><text:span text:style-name="T2">Micro-Acquisition process 2B: Solicitation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92" draw:style-name="gr7" draw:text-style-name="P7" draw:layer="layout" svg:width="3.047cm" svg:height="2.195cm" svg:x="5.056cm" svg:y="14.921cm">
          <text:p text:style-name="P3"><text:span text:style-name="T5">Supplier sends in application form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9" draw:style-name="gr2" draw:text-style-name="P4" draw:layer="layout" svg:width="2.258cm" svg:height="3.244cm" svg:x="8.473cm" svg:y="6.904cm">
          <text:p text:style-name="P3"><text:span text:style-name="T3">Update opportunity status to clo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4" draw:layer="layout" svg:width="2.258cm" svg:height="2.37cm" svg:x="11.331cm" svg:y="3.279cm">
          <text:p text:style-name="P3"><text:span text:style-name="T3">Complete the evaluation and send results to MA mail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5" draw:style-name="gr4" draw:text-style-name="P5" draw:layer="layout" svg:width="1.98cm" svg:height="4.757cm" svg:x="13.591cm" svg:y="4.46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27" draw:style-name="gr4" draw:text-style-name="P5" draw:layer="layout" svg:width="0.066cm" svg:height="4.771cm" svg:x="6.58cm" svg:y="10.1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lowchart: Terminator 66" draw:style-name="gr8" draw:text-style-name="P8" draw:layer="layout" svg:width="4.249cm" svg:height="2.546cm" svg:x="25.637cm" svg:y="3.191cm">
          <text:p text:style-name="P3"><text:span text:style-name="T5">Send an email connecting the supplier with the clien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19" draw:style-name="gr2" draw:text-style-name="P4" draw:layer="layout" svg:width="2.258cm" svg:height="3.235cm" svg:x="5.518cm" svg:y="6.913cm">
          <text:p text:style-name="P3"><text:span text:style-name="T3">Consolidate and anonymize applications (see the </text:span><text:span text:style-name="T4"><text:a xlink:href="https://014gc.sharepoint.com/:w:/r/sites/GCDevEx/Shared%20Documents/User%20documentation/Admin/Admin%20team%20documentation.docx?d=wcc5065d02a7b447ba7cb039a78914230&amp;csf=1&amp;web=1&amp;e=dOx6is" xlink:type="simple">admin guide</text:a>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4" draw:text-style-name="P5" draw:layer="layout" svg:width="0.695cm" svg:height="0.003cm" svg:x="7.777cm" svg:y="8.5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6" draw:style-name="gr2" draw:text-style-name="P4" draw:layer="layout" svg:width="2.258cm" svg:height="3.244cm" svg:x="11.331cm" svg:y="6.904cm">
          <text:p text:style-name="P3"><text:span text:style-name="T3">Send evaluation package to client (see the </text:span><text:span text:style-name="T4"><text:a xlink:href="https://014gc.sharepoint.com/:w:/r/sites/GCDevEx/Shared%20Documents/User%20documentation/Admin/Admin%20team%20documentation.docx?d=wcc5065d02a7b447ba7cb039a78914230&amp;csf=1&amp;web=1&amp;e=KbfJoJ" xlink:type="simple">admin guide</text:a>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5" draw:layer="layout" svg:width="0.598cm" svg:height="0.001cm" svg:x="10.733cm" svg:y="8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5" draw:layer="layout" svg:width="0.001cm" svg:height="1.253cm" svg:x="12.461cm" svg:y="5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lowchart: Decision 33" draw:style-name="gr3" draw:text-style-name="P4" draw:layer="layout" svg:width="3.188cm" svg:height="2.516cm" svg:x="13.977cm" svg:y="9.223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34" draw:style-name="gr6" draw:text-style-name="P6" draw:layer="layout" svg:width="3.683cm" svg:height="1.097cm" svg:x="13.73cm" svg:y="9.926cm">
          <text:p text:style-name="P3"><text:span text:style-name="T3">Evaluation </text:span></text:p>
          <text:p text:style-name="P3"><text:span text:style-name="T3">o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" draw:text-style-name="P2" draw:layer="layout" svg:width="0.956cm" svg:height="0.674cm" svg:x="17.075cm" svg:y="10.695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" draw:text-style-name="P2" draw:layer="layout" svg:width="0.918cm" svg:height="0.674cm" svg:x="13.651cm" svg:y="9.679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1" draw:style-name="gr4" draw:text-style-name="P5" draw:layer="layout" svg:width="1.789cm" svg:height="0.327cm" draw:transform="rotate (-3.14159265358979) translate (14.251cm 10.47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51" draw:style-name="gr2" draw:text-style-name="P4" draw:layer="layout" svg:width="2.258cm" svg:height="3.244cm" svg:x="17.684cm" svg:y="6.904cm">
          <text:p text:style-name="P3"><text:span text:style-name="T3">Select the supplier (random number) &amp; document 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6" draw:style-name="gr4" draw:text-style-name="P5" draw:layer="layout" svg:width="1.84cm" svg:height="0.327cm" svg:x="16.973cm" svg:y="10.147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57" draw:style-name="gr2" draw:text-style-name="P4" draw:layer="layout" svg:width="2.45cm" svg:height="3.244cm" svg:x="20.451cm" svg:y="6.904cm">
          <text:p text:style-name="P3"><text:span text:style-name="T3">Notify the winning supplier via emai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4" draw:text-style-name="P5" draw:layer="layout" svg:width="0.506cm" svg:height="0.001cm" svg:x="19.944cm" svg:y="8.5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60" draw:style-name="gr2" draw:text-style-name="P4" draw:layer="layout" svg:width="2.45cm" svg:height="3.244cm" svg:x="20.451cm" svg:y="14.827cm">
          <text:p text:style-name="P3"><text:span text:style-name="T3">Sign one page terms and 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4" draw:text-style-name="P5" draw:layer="layout" svg:width="0.001cm" svg:height="4.677cm" svg:x="21.677cm" svg:y="10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67" draw:style-name="gr2" draw:text-style-name="P4" draw:layer="layout" svg:width="2.45cm" svg:height="3.244cm" svg:x="27.165cm" svg:y="6.904cm">
          <text:p text:style-name="P3"><text:span text:style-name="T3">Notify the other applicants via Notify mes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3" draw:style-name="gr4" draw:text-style-name="P5" draw:layer="layout" svg:width="2.124cm" svg:height="6.291cm" svg:x="22.902cm" svg:y="10.155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74" draw:style-name="gr4" draw:text-style-name="P5" draw:layer="layout" svg:width="1.853cm" svg:height="2.788cm" svg:x="27.76cm" svg:y="5.738cm">
          <text:p/>
          <draw:enhanced-geometry draw:mirror-horizontal="true" draw:mirror-vertical="true" draw:text-areas="0 0 ?f4 ?f5" svg:viewBox="0 0 0 0" draw:type="ooxml-bentConnector4" draw:modifiers="-34252 7908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Rectangle 81" draw:style-name="gr2" draw:text-style-name="P4" draw:layer="layout" svg:width="2.45cm" svg:height="3.244cm" svg:x="23.801cm" svg:y="6.912cm">
          <text:p text:style-name="P3"><text:span text:style-name="T3">Save the signed T&amp;C document on the SharePoint 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4" draw:text-style-name="P5" draw:layer="layout" svg:width="0.911cm" svg:height="0.007cm" svg:x="26.252cm" svg:y="8.52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ustom-shape draw:name="TextBox 5" draw:style-name="gr1" draw:text-style-name="P2" draw:layer="layout" svg:width="14.113cm" svg:height="1.013cm" svg:x="2.335cm" svg:y="1.234cm">
          <text:p text:style-name="P1"><text:span text:style-name="T2">Micro-Acquisition process 3: <text:s/>contract admini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9" draw:style-name="gr3" draw:text-style-name="P4" draw:layer="layout" svg:width="3.188cm" svg:height="2.516cm" svg:x="9.044cm" svg:y="14.76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70" draw:style-name="gr1" draw:text-style-name="P2" draw:layer="layout" svg:width="0.918cm" svg:height="0.674cm" svg:x="11.975cm" svg:y="15.335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" draw:text-style-name="P2" draw:layer="layout" svg:width="0.956cm" svg:height="0.674cm" svg:x="9.667cm" svg:y="14.247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92" draw:style-name="gr7" draw:text-style-name="P7" draw:layer="layout" svg:width="3.047cm" svg:height="2.195cm" svg:x="5.056cm" svg:y="14.921cm">
          <text:p text:style-name="P3"><text:span text:style-name="T5">Start work on either the delivery repo or repo of their choic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9" draw:style-name="gr11" draw:text-style-name="P6" draw:layer="layout" svg:width="2.258cm" svg:height="2.37cm" svg:x="9.529cm" svg:y="10.863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4" draw:layer="layout" svg:width="2.258cm" svg:height="2.37cm" svg:x="9.416cm" svg:y="3.322cm">
          <text:p text:style-name="P3"><text:span text:style-name="T3">Answer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66" draw:style-name="gr8" draw:text-style-name="P8" draw:layer="layout" svg:width="4.249cm" svg:height="2.546cm" svg:x="26.479cm" svg:y="3.234cm">
          <text:p text:style-name="P3"><text:span text:style-name="T5">The code is merged into the delivery repository and the Open Resource Exchange is updated with a link to the cod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19" draw:style-name="gr11" draw:text-style-name="P6" draw:layer="layout" svg:width="2.258cm" svg:height="2.37cm" svg:x="9.644cm" svg:y="7.208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" draw:text-style-name="P6" draw:layer="layout" svg:width="3.683cm" svg:height="0.674cm" svg:x="8.797cm" svg:y="15.677cm">
          <text:p text:style-name="P3"><text:span text:style-name="T3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4" draw:text-style-name="P5" draw:layer="layout" svg:width="0.092cm" svg:height="9.067cm" svg:x="10.546cm" svg:y="5.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8" draw:style-name="gr2" draw:text-style-name="P4" draw:layer="layout" svg:width="2.258cm" svg:height="2.37cm" svg:x="13.499cm" svg:y="14.834cm">
          <text:p text:style-name="P3"><text:span text:style-name="T3">Deliver finished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4" draw:text-style-name="P5" draw:layer="layout" svg:width="0.618cm" svg:height="11.511cm" draw:transform="rotate (-3.14159265358979) translate (9.416cm 16.017cm)">
          <text:p/>
          <draw:enhanced-geometry draw:mirror-horizontal="false" draw:mirror-vertical="true" draw:text-areas="0 0 ?f2 ?f3" svg:viewBox="0 0 0 0" draw:type="ooxml-bentConnector3" draw:modifiers="2026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5" draw:layer="layout" svg:width="0.16cm" svg:height="4.058cm" draw:transform="rotate (-1.5707963267949) translate (10.639cm 17.117cm)">
          <text:p/>
          <draw:enhanced-geometry draw:mirror-horizontal="true" draw:mirror-vertical="false" draw:text-areas="0 0 ?f2 ?f3" svg:viewBox="0 0 0 0" draw:type="ooxml-bentConnector3" draw:modifiers="4953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5" draw:layer="layout" svg:width="1.553cm" svg:height="0.001cm" svg:x="11.945cm" svg:y="16.0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2" draw:text-style-name="P4" draw:layer="layout" svg:width="2.258cm" svg:height="2.37cm" svg:x="13.499cm" svg:y="3.322cm">
          <text:p text:style-name="P3"><text:span text:style-name="T3">Assess the code against the acceptance crite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" draw:text-style-name="P5" draw:layer="layout" svg:width="0.001cm" svg:height="9.141cm" svg:x="14.629cm" svg:y="5.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lowchart: Decision 43" draw:style-name="gr3" draw:text-style-name="P4" draw:layer="layout" svg:width="3.188cm" svg:height="2.516cm" svg:x="17.117cm" svg:y="3.248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44" draw:style-name="gr6" draw:text-style-name="P6" draw:layer="layout" svg:width="3.683cm" svg:height="1.097cm" svg:x="16.918cm" svg:y="3.998cm">
          <text:p text:style-name="P3"><text:span text:style-name="T3">Code meets the criteri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4" draw:text-style-name="P5" draw:layer="layout" svg:width="1.52cm" svg:height="0.001cm" svg:x="15.758cm" svg:y="4.5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7" draw:style-name="gr1" draw:text-style-name="P2" draw:layer="layout" svg:width="0.956cm" svg:height="0.674cm" svg:x="19.904cm" svg:y="3.685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" draw:text-style-name="P2" draw:layer="layout" svg:width="0.918cm" svg:height="0.674cm" svg:x="18.664cm" svg:y="5.629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" draw:text-style-name="P4" draw:layer="layout" svg:width="3.373cm" svg:height="2.37cm" svg:x="17.117cm" svg:y="14.834cm">
          <text:p text:style-name="P3"><text:span text:style-name="T3">Adjust the code (see exception process for cancellation due to non-delive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" draw:text-style-name="P5" draw:layer="layout" svg:width="0.091cm" svg:height="9.067cm" svg:x="18.712cm" svg:y="5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1" draw:style-name="gr4" draw:text-style-name="P5" draw:layer="layout" svg:width="1.358cm" svg:height="0.001cm" svg:x="15.758cm" svg:y="16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3" draw:style-name="gr2" draw:text-style-name="P4" draw:layer="layout" svg:width="2.54cm" svg:height="2.37cm" svg:x="21.679cm" svg:y="3.322cm">
          <text:p text:style-name="P3"><text:span text:style-name="T3">Supplier is advised that the code has been accep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4" draw:text-style-name="P5" draw:layer="layout" svg:width="1.372cm" svg:height="0.001cm" svg:x="20.306cm" svg:y="4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4" draw:text-style-name="P5" draw:layer="layout" svg:width="2.258cm" svg:height="0.001cm" svg:x="24.22cm" svg:y="4.5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72" draw:style-name="gr11" draw:text-style-name="P6" draw:layer="layout" svg:width="2.258cm" svg:height="2.37cm" svg:x="13.31cm" svg:y="7.3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1" draw:text-style-name="P6" draw:layer="layout" svg:width="2.258cm" svg:height="2.37cm" svg:x="17.621cm" svg:y="11.002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1" draw:text-style-name="P6" draw:layer="layout" svg:width="2.258cm" svg:height="2.37cm" svg:x="17.674cm" svg:y="7.3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IITB – FPS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name="TextBox 5" draw:style-name="gr1" draw:text-style-name="P2" draw:layer="layout" svg:width="21.754cm" svg:height="1.013cm" svg:x="2.281cm" svg:y="1.234cm">
          <text:p text:style-name="P1"><text:span text:style-name="T2">Micro-Acquisition process 4: <text:s/>post-contractual process (assumes client is from IIT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92" draw:style-name="gr7" draw:text-style-name="P7" draw:layer="layout" svg:width="3.047cm" svg:height="2.195cm" svg:x="5.082cm" svg:y="15.254cm">
          <text:p text:style-name="P3"><text:span text:style-name="T5">Send invoic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9" draw:style-name="gr2" draw:text-style-name="P4" draw:layer="layout" svg:width="2.258cm" svg:height="2.37cm" svg:x="5.45cm" svg:y="3.253cm">
          <text:p text:style-name="P3"><text:span text:style-name="T3">Section 34 manager signs 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4" draw:layer="layout" svg:width="2.258cm" svg:height="2.37cm" svg:x="9.137cm" svg:y="11.227cm">
          <text:p text:style-name="P3"><text:span text:style-name="T3">Enter approved invoice into 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66" draw:style-name="gr8" draw:text-style-name="P8" draw:layer="layout" svg:width="4.249cm" svg:height="2.546cm" svg:x="23.672cm" svg:y="14.874cm">
          <text:p text:style-name="P3"><text:span text:style-name="T5">Supplier receives paymen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19" draw:style-name="gr2" draw:text-style-name="P4" draw:layer="layout" svg:width="2.258cm" svg:height="2.37cm" svg:x="5.496cm" svg:y="11.227cm">
          <text:p text:style-name="P3"><text:span text:style-name="T3">Send entrusted email for section 34 sign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" draw:text-style-name="P5" draw:layer="layout" svg:width="0.019cm" svg:height="1.655cm" svg:x="6.606cm" svg:y="13.5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4" draw:text-style-name="P5" draw:layer="layout" svg:width="0.045cm" svg:height="5.603cm" svg:x="6.578cm" svg:y="5.6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bow Connector 10" draw:style-name="gr4" draw:text-style-name="P5" draw:layer="layout" svg:width="2.556cm" svg:height="6.788cm" svg:x="7.71cm" svg:y="4.438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6" draw:style-name="gr2" draw:text-style-name="P4" draw:layer="layout" svg:width="2.258cm" svg:height="2.37cm" svg:x="12.784cm" svg:y="11.227cm">
          <text:p text:style-name="P3"><text:span text:style-name="T3">Card doc created in 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" draw:text-style-name="P4" draw:layer="layout" svg:width="3.686cm" svg:height="2.37cm" svg:x="16.864cm" svg:y="11.227cm">
          <text:p text:style-name="P3"><text:span text:style-name="T3">Terms and Conditions document countersigned by the person in FPS issuing pa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" draw:text-style-name="P4" draw:layer="layout" svg:width="3.686cm" svg:height="2.37cm" svg:x="16.864cm" svg:y="7.24cm">
          <text:p text:style-name="P3"><text:span text:style-name="T3">Save the countersigned T&amp;C document on Share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5" draw:layer="layout" svg:width="1.387cm" svg:height="0.001cm" svg:x="11.396cm" svg:y="12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4" draw:text-style-name="P5" draw:layer="layout" svg:width="1.82cm" svg:height="0.001cm" svg:x="15.043cm" svg:y="12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" draw:text-style-name="P5" draw:layer="layout" svg:width="0.001cm" svg:height="1.615cm" svg:x="18.707cm" svg:y="9.6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1" draw:style-name="gr2" draw:text-style-name="P4" draw:layer="layout" svg:width="3.686cm" svg:height="2.37cm" svg:x="23.953cm" svg:y="11.227cm">
          <text:p text:style-name="P3"><text:span text:style-name="T3">Issue pa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" draw:text-style-name="P5" draw:layer="layout" svg:width="3.401cm" svg:height="0.001cm" svg:x="20.551cm" svg:y="12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4" draw:text-style-name="P5" draw:layer="layout" svg:width="0.001cm" svg:height="1.275cm" svg:x="25.797cm" svg:y="13.5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IITB – FPS team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name="TextBox 5" draw:style-name="gr1" draw:text-style-name="P2" draw:layer="layout" svg:width="23.02cm" svg:height="1.013cm" svg:x="2.308cm" svg:y="1.234cm">
          <text:p text:style-name="P1"><text:span text:style-name="T2">Micro-Acquisition Exception Process: Process 1 pre-contracting process (non-IITB cli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1.813cm" svg:height="2.37cm" svg:x="5.419cm" svg:y="7.306cm">
          <text:p text:style-name="P3"><text:span text:style-name="T3">Set up a meeting with the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9" draw:style-name="gr3" draw:text-style-name="P4" draw:layer="layout" svg:width="2.733cm" svg:height="2.277cm" svg:x="7.974cm" svg:y="9.331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10" draw:style-name="gr2" draw:text-style-name="P4" draw:layer="layout" svg:width="2.95cm" svg:height="2.999cm" svg:x="7.865cm" svg:y="5.206cm">
          <text:p text:style-name="P3"><text:span text:style-name="T3">Meeting to understand need/start documenting opportunity</text:span></text:p>
          <text:p text:style-name="P3"><text:span text:style-name="T3">(use </text:span><text:span text:style-name="T4"><text:a xlink:href="https://014gc.sharepoint.com/:w:/s/GCDevEx/EZ_aJkS_Mh5MiEn3MrNzZkgBT1Ag7GbJhQGu7jLv9wJOgA?e=PDlhZr" xlink:type="simple">opportunity template</text:a>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5" draw:layer="layout" svg:width="0.014cm" svg:height="2.399cm" svg:x="6.326cm" svg:y="4.9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8" draw:style-name="gr4" draw:text-style-name="P5" draw:layer="layout" svg:width="0.001cm" svg:height="1.125cm" svg:x="9.341cm" svg:y="8.2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3" draw:style-name="gr2" draw:text-style-name="P4" draw:layer="layout" svg:width="2.291cm" svg:height="2.781cm" svg:x="11.473cm" svg:y="3.3cm">
          <text:p text:style-name="P3"><text:span text:style-name="T3">Complete the opportunity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52" draw:style-name="gr4" draw:text-style-name="P5" draw:layer="layout" svg:width="0.771cm" svg:height="2.833cm" svg:x="10.707cm" svg:y="7.63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4" draw:style-name="gr4" draw:text-style-name="P5" draw:layer="layout" svg:width="0.631cm" svg:height="1.784cm" svg:x="7.233cm" svg:y="6.70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7" draw:style-name="gr4" draw:text-style-name="P5" draw:layer="layout" svg:width="1.873cm" svg:height="4.664cm" svg:x="13.765cm" svg:y="4.6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69" draw:style-name="gr4" draw:text-style-name="P5" draw:layer="layout" svg:width="1.373cm" svg:height="3.515cm" draw:transform="rotate (-1.5707963267949) translate (12.855cm 10.233cm)">
          <text:p/>
          <draw:enhanced-geometry draw:mirror-horizontal="true" draw:mirror-vertical="true" draw:text-areas="0 0 ?f2 ?f3" svg:viewBox="0 0 0 0" draw:type="ooxml-bentConnector3" draw:modifiers="-4620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70" draw:style-name="gr1" draw:text-style-name="P2" draw:layer="layout" svg:width="0.918cm" svg:height="0.674cm" svg:x="10.451cm" svg:y="11.385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" draw:text-style-name="P2" draw:layer="layout" svg:width="0.956cm" svg:height="0.674cm" svg:x="10.305cm" svg:y="9.545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3" draw:style-name="gr3" draw:text-style-name="P4" draw:layer="layout" svg:width="2.733cm" svg:height="2.277cm" svg:x="14.272cm" svg:y="9.355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74" draw:style-name="gr6" draw:text-style-name="P6" draw:layer="layout" svg:width="2.009cm" svg:height="1.52cm" svg:x="14.683cm" svg:y="9.725cm">
          <text:p text:style-name="P3"><text:span text:style-name="T3">Approved (yes or no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6" draw:text-style-name="P6" draw:layer="layout" svg:width="2.009cm" svg:height="1.52cm" svg:x="8.354cm" svg:y="9.664cm">
          <text:p text:style-name="P3"><text:span text:style-name="T3">Go </text:span><text:span text:style-name="T3"><text:line-break/></text:span><text:span text:style-name="T3">(yes or no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0" draw:layer="layout" svg:width="2.291cm" svg:height="2.781cm" svg:x="17.462cm" svg:y="6.963cm">
          <text:p text:style-name="P3"><text:span text:style-name="T5">Complete the PIF (use the MA PIF templa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2" draw:style-name="gr4" draw:text-style-name="P5" draw:layer="layout" svg:width="0.595cm" svg:height="4.408cm" svg:x="16.692cm" svg:y="6.085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83" draw:style-name="gr12" draw:text-style-name="P10" draw:layer="layout" svg:width="2.291cm" svg:height="2.781cm" svg:x="20.179cm" svg:y="6.943cm">
          <text:p text:style-name="P3"><text:span text:style-name="T5">Get section 32 sign off on the P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13" draw:text-style-name="P5" draw:layer="layout" svg:width="0.424cm" svg:height="0.019cm" svg:x="19.755cm" svg:y="8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86" draw:style-name="gr12" draw:text-style-name="P10" draw:layer="layout" svg:width="2.291cm" svg:height="2.781cm" svg:x="22.872cm" svg:y="6.963cm">
          <text:p text:style-name="P3"><text:span text:style-name="T5">Send the signed PIF and the opportunity statement to F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" draw:text-style-name="P4" draw:layer="layout" svg:width="2.291cm" svg:height="2.781cm" svg:x="22.872cm" svg:y="14.971cm">
          <text:p text:style-name="P3"><text:span text:style-name="T3">Reserve the funds (in S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13" draw:text-style-name="P5" draw:layer="layout" svg:width="0.399cm" svg:height="0.019cm" svg:x="22.471cm" svg:y="8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3" draw:text-style-name="P5" draw:layer="layout" svg:width="0.001cm" svg:height="5.225cm" svg:x="24.018cm" svg:y="9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Terminator 92" draw:style-name="gr7" draw:text-style-name="P7" draw:layer="layout" svg:width="3.047cm" svg:height="1.594cm" svg:x="4.817cm" svg:y="3.31cm">
          <text:p text:style-name="P3"><text:span text:style-name="T5">Send email to MA team expressing interes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97" draw:style-name="gr8" draw:text-style-name="P8" draw:layer="layout" svg:width="3.047cm" svg:height="3.523cm" svg:x="30.721cm" svg:y="6.705cm">
          <text:p text:style-name="P3"><text:span text:style-name="T5">Post the opportunity on the website (refer to the </text:span><text:span text:style-name="T4"><text:a xlink:href="https://014gc.sharepoint.com/:w:/r/sites/GCDevEx/Shared%20Documents/User%20documentation/Admin/Admin%20team%20documentation.docx?d=wcc5065d02a7b447ba7cb039a78914230&amp;csf=1&amp;web=1&amp;e=gvbvsh" xlink:type="simple">publishing checklist</text:a></text:span><text:span text:style-name="T5"><text:s/>and </text:span><text:span text:style-name="T4"><text:a xlink:href="https://014gc.sharepoint.com/:w:/r/sites/GCDevEx/Shared%20Documents/Change%20Management/Comms%20plan.docx?d=w5a934f345f384a4d8932496a9bb27513&amp;csf=1&amp;web=1&amp;e=TZJDxt" xlink:type="simple">comms plan</text:a></text:span><text:span text:style-name="T5">)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98" draw:style-name="gr2" draw:text-style-name="P4" draw:layer="layout" svg:width="2.291cm" svg:height="2.781cm" svg:x="25.302cm" svg:y="3.303cm">
          <text:p text:style-name="P3"><text:span text:style-name="T3">Translate the opportunity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" draw:text-style-name="P4" draw:layer="layout" svg:width="2.291cm" svg:height="2.781cm" svg:x="28.08cm" svg:y="3.322cm">
          <text:p text:style-name="P3"><text:span text:style-name="T3">Create repo where work will be delivered (if requir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3" draw:style-name="gr13" draw:text-style-name="P5" draw:layer="layout" svg:width="1.166cm" svg:height="6.474cm" svg:x="25.164cm" svg:y="9.887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105" draw:style-name="gr4" draw:text-style-name="P5" draw:layer="layout" svg:width="0.486cm" svg:height="0.018cm" svg:x="27.594cm" svg:y="4.6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7" draw:style-name="gr2" draw:text-style-name="P4" draw:layer="layout" svg:width="2.291cm" svg:height="2.781cm" svg:x="28.029cm" svg:y="6.943cm">
          <text:p text:style-name="P3"><text:span text:style-name="T3">Create the web page for the opport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0" draw:style-name="gr4" draw:text-style-name="P5" draw:layer="layout" svg:width="0.05cm" svg:height="0.838cm" svg:x="29.175cm" svg:y="6.1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2" draw:style-name="gr4" draw:text-style-name="P5" draw:layer="layout" svg:width="0.696cm" svg:height="0.028cm" svg:x="30.024cm" svg:y="8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6" draw:style-name="gr12" draw:text-style-name="P10" draw:layer="layout" svg:width="2.291cm" svg:height="2.781cm" svg:x="16.142cm" svg:y="3.303cm">
          <text:p text:style-name="P3"><text:span text:style-name="T5">Initiate budget transfer for opportunity fixed price am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" draw:text-style-name="P10" draw:layer="layout" svg:width="3.215cm" svg:height="2.811cm" svg:x="18.979cm" svg:y="3.321cm">
          <text:p text:style-name="P3"><text:span text:style-name="T6">Budget transferred or agreement from IITB to risk manage until transfer 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0" draw:layer="layout" svg:width="2.291cm" svg:height="2.781cm" svg:x="25.302cm" svg:y="6.943cm">
          <text:p text:style-name="P3"><text:span text:style-name="T5">Notify the client that funds have been reser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5" draw:layer="layout" svg:width="0.001cm" svg:height="0.857cm" svg:x="26.448cm" svg:y="6.0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1" draw:style-name="gr13" draw:text-style-name="P5" draw:layer="layout" svg:width="0.544cm" svg:height="0.032cm" svg:x="18.434cm" svg:y="4.6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2" draw:style-name="gr1" draw:text-style-name="P2" draw:layer="layout" svg:width="0.956cm" svg:height="0.674cm" svg:x="17.102cm" svg:y="9.903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" draw:text-style-name="P2" draw:layer="layout" svg:width="0.918cm" svg:height="0.674cm" svg:x="15.698cm" svg:y="11.385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4" draw:text-style-name="P5" draw:layer="layout" svg:width="3.578cm" svg:height="0.386cm" draw:transform="rotate (-1.5707963267949) translate (11.473cm 4.69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56" draw:style-name="gr13" draw:text-style-name="P5" draw:layer="layout" svg:width="0.829cm" svg:height="1.977cm" draw:transform="rotate (-1.5707963267949) translate (20.587cm 6.13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7" draw:style-name="gr4" draw:text-style-name="P5" draw:layer="layout" svg:width="6.942cm" svg:height="1.873cm" draw:transform="rotate (1.5707963267949) translate (13.763cm 11.633cm)">
          <text:p/>
          <draw:enhanced-geometry draw:mirror-horizontal="true" draw:mirror-vertical="false" draw:text-areas="0 0 ?f4 ?f5" svg:viewBox="0 0 0 0" draw:type="ooxml-bentConnector4" draw:modifiers="-9146 8646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Flowchart: Terminator 62" draw:style-name="gr8" draw:text-style-name="P8" draw:layer="layout" svg:width="3.047cm" svg:height="1.594cm" svg:x="11.333cm" svg:y="8.64cm">
          <text:p text:style-name="P3"><text:span text:style-name="T5">Document opportunity in the </text:span><text:span text:style-name="T4"><text:a xlink:href="https://014gc.sharepoint.com/:x:/r/sites/GCDevEx/Shared%20Documents/Opportunities/Opportunity%20tracker.xlsx?d=w074fd7b3d8604046b21cdb4feed84024&amp;csf=1&amp;web=1&amp;e=Pymrrk" xlink:type="simple">tracker</text:a>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44" draw:style-name="gr2" draw:text-style-name="P4" draw:layer="layout" svg:width="2.291cm" svg:height="1.661cm" svg:x="11.479cm" svg:y="6.805cm">
          <text:p text:style-name="P3"><text:span text:style-name="T3">Document opportunity in the </text:span><text:span text:style-name="T4"><text:a xlink:href="https://014gc.sharepoint.com/:x:/r/sites/GCDevEx/Shared%20Documents/Opportunities/Opportunity%20tracker.xlsx?d=w074fd7b3d8604046b21cdb4feed84024&amp;csf=1&amp;web=1&amp;e=Pymrrk" xlink:type="simple">track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IITB – FPS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custom-shape draw:name="TextBox 5" draw:style-name="gr1" draw:text-style-name="P2" draw:layer="layout" svg:width="23.748cm" svg:height="1.013cm" svg:x="2.321cm" svg:y="1.234cm">
          <text:p text:style-name="P1"><text:span text:style-name="T2">Micro-Acquisition Exception Process: <text:s/>Process 4 - post-contractual process (non-IITB cli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92" draw:style-name="gr7" draw:text-style-name="P7" draw:layer="layout" svg:width="3.047cm" svg:height="2.195cm" svg:x="5.082cm" svg:y="15.254cm">
          <text:p text:style-name="P3"><text:span text:style-name="T5">Send invoic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39" draw:style-name="gr12" draw:text-style-name="P10" draw:layer="layout" svg:width="2.258cm" svg:height="2.37cm" svg:x="5.473cm" svg:y="7.2cm">
          <text:p text:style-name="P3"><text:span text:style-name="T5">Section 34 manager signs 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" draw:text-style-name="P4" draw:layer="layout" svg:width="2.258cm" svg:height="2.37cm" svg:x="9.137cm" svg:y="11.227cm">
          <text:p text:style-name="P3"><text:span text:style-name="T3">Enter approved invoice into 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66" draw:style-name="gr8" draw:text-style-name="P8" draw:layer="layout" svg:width="4.249cm" svg:height="2.546cm" svg:x="23.672cm" svg:y="14.874cm">
          <text:p text:style-name="P3"><text:span text:style-name="T5">Supplier receives paymen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19" draw:style-name="gr2" draw:text-style-name="P4" draw:layer="layout" svg:width="2.258cm" svg:height="2.37cm" svg:x="5.496cm" svg:y="11.227cm">
          <text:p text:style-name="P3"><text:span text:style-name="T3">Send entrusted email for section 34 sign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" draw:text-style-name="P5" draw:layer="layout" svg:width="0.019cm" svg:height="1.655cm" svg:x="6.606cm" svg:y="13.5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4" draw:text-style-name="P5" draw:layer="layout" svg:width="0.022cm" svg:height="1.655cm" svg:x="6.603cm" svg:y="9.5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bow Connector 10" draw:style-name="gr4" draw:text-style-name="P5" draw:layer="layout" svg:width="2.533cm" svg:height="2.84cm" svg:x="7.733cm" svg:y="8.38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6" draw:style-name="gr2" draw:text-style-name="P4" draw:layer="layout" svg:width="2.258cm" svg:height="2.37cm" svg:x="12.784cm" svg:y="11.227cm">
          <text:p text:style-name="P3"><text:span text:style-name="T3">Card doc created in 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" draw:text-style-name="P4" draw:layer="layout" svg:width="3.686cm" svg:height="2.37cm" svg:x="16.864cm" svg:y="11.227cm">
          <text:p text:style-name="P3"><text:span text:style-name="T3">Terms and Conditions document countersigned by the person in FPS issuing pa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" draw:text-style-name="P4" draw:layer="layout" svg:width="3.686cm" svg:height="2.37cm" svg:x="16.864cm" svg:y="7.24cm">
          <text:p text:style-name="P3"><text:span text:style-name="T3">Save the countersigned T&amp;C document on Share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5" draw:layer="layout" svg:width="1.387cm" svg:height="0.001cm" svg:x="11.396cm" svg:y="12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4" draw:text-style-name="P5" draw:layer="layout" svg:width="1.82cm" svg:height="0.001cm" svg:x="15.043cm" svg:y="12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" draw:text-style-name="P5" draw:layer="layout" svg:width="0.001cm" svg:height="1.615cm" svg:x="18.707cm" svg:y="9.6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1" draw:style-name="gr2" draw:text-style-name="P4" draw:layer="layout" svg:width="3.686cm" svg:height="2.37cm" svg:x="23.953cm" svg:y="11.227cm">
          <text:p text:style-name="P3"><text:span text:style-name="T3">Issue pa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" draw:text-style-name="P5" draw:layer="layout" svg:width="3.401cm" svg:height="0.001cm" svg:x="20.551cm" svg:y="12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4" draw:text-style-name="P5" draw:layer="layout" svg:width="0.001cm" svg:height="1.275cm" svg:x="25.797cm" svg:y="13.5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 team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5" draw:style-name="gr1" draw:text-style-name="P2" draw:layer="layout" svg:width="13.677cm" svg:height="1.013cm" svg:x="2.328cm" svg:y="1.234cm">
          <text:p text:style-name="P1"><text:span text:style-name="T2">Micro-Acquisition Exception process – non-deli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3" draw:style-name="gr15" draw:text-style-name="P7" draw:layer="layout" svg:width="3.623cm" svg:height="1.897cm" svg:x="5.433cm" svg:y="3.567cm">
          <text:p text:style-name="P3"><text:span text:style-name="T5">Client advises MA team of that supplier has not delivered on deadlin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6" draw:style-name="gr7" draw:text-style-name="P7" draw:layer="layout" svg:width="3.623cm" svg:height="1.465cm" svg:x="24.638cm" svg:y="14.908cm">
          <text:p text:style-name="P3"><text:span text:style-name="T5">Supplier advises MA team of inability to deliver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7" draw:style-name="gr2" draw:text-style-name="P4" draw:layer="layout" svg:width="3.402cm" svg:height="2.781cm" svg:x="5.543cm" svg:y="7.018cm">
          <text:p text:style-name="P3"><text:span text:style-name="T3">Send an email to the supplier asking if they would like an extension or if they would like to discontin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" draw:text-style-name="P5" draw:layer="layout" svg:width="0.001cm" svg:height="1.552cm" svg:x="7.245cm" svg:y="5.4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2" draw:text-style-name="P4" draw:layer="layout" svg:width="3.402cm" svg:height="2.781cm" svg:x="9.746cm" svg:y="5.075cm">
          <text:p text:style-name="P3"><text:span text:style-name="T3">Confirm a new delivery date with the supp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4" draw:text-style-name="P5" draw:layer="layout" svg:width="7.141cm" svg:height="2.835cm" draw:transform="rotate (-1.5707963267949) translate (10.079cm 9.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18" draw:style-name="gr4" draw:text-style-name="P5" draw:layer="layout" svg:width="0.001cm" svg:height="7.809cm" svg:x="11.448cm" svg:y="7.8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lowchart: Terminator 20" draw:style-name="gr8" draw:text-style-name="P8" draw:layer="layout" svg:width="4.249cm" svg:height="2.546cm" svg:x="28.262cm" svg:y="7.253cm">
          <text:p text:style-name="P3"><text:span text:style-name="T5">Send an email to the supplier with the text from the agreement confirming termination of contract with no payment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Decision 21" draw:style-name="gr3" draw:text-style-name="P4" draw:layer="layout" svg:width="2.733cm" svg:height="2.277cm" svg:x="14.442cm" svg:y="14.394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22" draw:style-name="gr1" draw:text-style-name="P2" draw:layer="layout" svg:width="0.918cm" svg:height="0.674cm" svg:x="12.615cm" svg:y="16.222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" draw:text-style-name="P2" draw:layer="layout" svg:width="0.956cm" svg:height="0.674cm" svg:x="16.938cm" svg:y="14.849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25" draw:style-name="gr3" draw:text-style-name="P4" draw:layer="layout" svg:width="2.733cm" svg:height="2.277cm" svg:x="10.081cm" svg:y="15.802cm"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Box 27" draw:style-name="gr6" draw:text-style-name="P6" draw:layer="layout" svg:width="2.009cm" svg:height="1.52cm" svg:x="10.443cm" svg:y="16.054cm">
          <text:p text:style-name="P3"><text:span text:style-name="T3">Supplier wants to contin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9" draw:style-name="gr4" draw:text-style-name="P5" draw:layer="layout" svg:width="17.572cm" svg:height="7.141cm" svg:x="12.814cm" svg:y="9.798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0" draw:style-name="gr6" draw:text-style-name="P6" draw:layer="layout" svg:width="2.009cm" svg:height="1.52cm" svg:x="14.804cm" svg:y="14.684cm">
          <text:p text:style-name="P3"><text:span text:style-name="T3">Supplier delivers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" draw:text-style-name="P5" draw:layer="layout" svg:width="9.066cm" svg:height="1.292cm" draw:transform="rotate (-1.5707963267949) translate (14.442cm 6.466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6" draw:style-name="gr1" draw:text-style-name="P2" draw:layer="layout" svg:width="0.956cm" svg:height="0.674cm" svg:x="10.503cm" svg:y="15.194cm">
          <text:p text:style-name="P1"><text:span text:style-name="T5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" draw:text-style-name="P2" draw:layer="layout" svg:width="0.918cm" svg:height="0.674cm" svg:x="14.902cm" svg:y="13.743cm">
          <text:p text:style-name="P1"><text:span text:style-name="T5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2" draw:style-name="gr4" draw:text-style-name="P5" draw:layer="layout" svg:width="5.867cm" svg:height="12.453cm" draw:transform="rotate (-1.5707963267949) translate (28.26cm 8.524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44" draw:style-name="gr4" draw:text-style-name="P5" draw:layer="layout" svg:width="4.249cm" svg:height="7.113cm" svg:x="28.262cm" svg:y="8.524cm">
          <text:p/>
          <draw:enhanced-geometry draw:mirror-horizontal="false" draw:mirror-vertical="true" draw:text-areas="0 0 ?f2 ?f3" svg:viewBox="0 0 0 0" draw:type="ooxml-bentConnector3" draw:modifiers="1149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Flowchart: Terminator 48" draw:style-name="gr8" draw:text-style-name="P8" draw:layer="layout" svg:width="4.249cm" svg:height="1.694cm" svg:x="18.548cm" svg:y="14.673cm">
          <text:p text:style-name="P3"><text:span text:style-name="T5">End of process, move to Process 4 (post-contractual)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traight Arrow Connector 50" draw:style-name="gr4" draw:text-style-name="P5" draw:layer="layout" svg:width="1.371cm" svg:height="0.012cm" svg:x="17.175cm" svg:y="15.5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Table 4" draw:style-name="standard" draw:layer="layout" svg:width="31.736cm" svg:height="15.44cm" svg:x="1.621cm" svg:y="2.7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ien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Admin – IT Strategy team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FOB – procurement innovation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1">Supplier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custom-shape draw:name="TextBox 5" draw:style-name="gr1" draw:text-style-name="P2" draw:layer="layout" svg:width="17.22cm" svg:height="1.013cm" svg:x="2.344cm" svg:y="1.234cm">
          <text:p text:style-name="P1"><text:span text:style-name="T2">Micro-Acquisition Exception process – dispute resolution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3" draw:style-name="gr7" draw:text-style-name="P7" draw:layer="layout" svg:width="3.047cm" svg:height="2.195cm" svg:x="5.082cm" svg:y="15.254cm">
          <text:p text:style-name="P3"><text:span text:style-name="T5">Send dispute concerns to MA mailbox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6" draw:style-name="gr2" draw:text-style-name="P4" draw:layer="layout" svg:width="2.258cm" svg:height="2.37cm" svg:x="5.476cm" svg:y="7.173cm">
          <text:p text:style-name="P3"><text:span text:style-name="T3">Inbox triage/forward dispute to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4" draw:layer="layout" svg:width="2.258cm" svg:height="2.614cm" svg:x="9.644cm" svg:y="3.308cm">
          <text:p text:style-name="P3"><text:span text:style-name="T3">Resolve dispute (with suppl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6" draw:layer="layout" svg:width="2.258cm" svg:height="2.37cm" svg:x="9.529cm" svg:y="10.863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6" draw:layer="layout" svg:width="2.258cm" svg:height="2.37cm" svg:x="9.644cm" svg:y="7.208cm">
          <text:p text:style-name="P3"><text:span text:style-name="T5">Provide support if requ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" draw:text-style-name="P5" draw:layer="layout" svg:width="0.001cm" svg:height="5.709cm" svg:x="6.606cm" svg:y="9.5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bow Connector 15" draw:style-name="gr4" draw:text-style-name="P5" draw:layer="layout" svg:width="2.557cm" svg:height="3.037cm" draw:transform="rotate (-1.5707963267949) translate (9.642cm 4.613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Flowchart: Terminator 16" draw:style-name="gr8" draw:text-style-name="P8" draw:layer="layout" svg:width="4.249cm" svg:height="2.546cm" svg:x="24.64cm" svg:y="3.375cm">
          <text:p text:style-name="P3"><text:span text:style-name="T5">Dispute resolved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17" draw:style-name="gr2" draw:text-style-name="P4" draw:layer="layout" svg:width="2.258cm" svg:height="2.614cm" svg:x="14.133cm" svg:y="3.308cm">
          <text:p text:style-name="P3"><text:span text:style-name="T3">Send final dispute response to Supplier and MA mail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" draw:text-style-name="P4" draw:layer="layout" svg:width="2.258cm" svg:height="2.614cm" svg:x="14.133cm" svg:y="7.28cm">
          <text:p text:style-name="P3"><text:span text:style-name="T3">Document the dispute and the resolution on Share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" draw:text-style-name="P5" draw:layer="layout" svg:width="2.229cm" svg:height="0.001cm" svg:x="11.903cm" svg:y="4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4" draw:text-style-name="P5" draw:layer="layout" svg:width="0.001cm" svg:height="0.001cm" svg:x="15.263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5" draw:layer="layout" svg:width="0.001cm" svg:height="1.357cm" svg:x="15.263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4" draw:text-style-name="P5" draw:layer="layout" svg:width="8.246cm" svg:height="0.033cm" svg:x="16.393cm" svg:y="4.6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Calibri Light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4-25">22-4-25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initial-creator>Muston, Rachel [NC]</meta:initial-creator>
    <dc:creator>Muston, Rachel [NC]</dc:creator>
    <meta:editing-cycles>72</meta:editing-cycles>
    <meta:creation-date>2021-08-06T14:34:49</meta:creation-date>
    <dc:date>2021-11-25T18:00:53</dc:date>
    <meta:editing-duration>PT7H40M</meta:editing-duration>
    <meta:generator>LibreOffice/7.0.6.2$MacOSX_X86_64 LibreOffice_project/144abb84a525d8e30c9dbbefa69cbbf2d8d4ae3b</meta:generator>
    <meta:document-statistic meta:object-count="286"/>
    <meta:user-defined meta:name="AppVersion">16.0000</meta:user-defined>
    <meta:user-defined meta:name="Company">GoC / GdC</meta:user-defined>
    <meta:user-defined meta:name="ComplianceAssetId"/>
    <meta:user-defined meta:name="ContentTypeId">0x010100170EA69B7AC3984AAD65C86E413FAFD9</meta:user-defined>
    <meta:user-defined meta:name="PresentationFormat" meta:value-type="string">Widescreen</meta:user-defined>
    <meta:user-defined meta:name="Slides" meta:value-type="float">9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